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419eb" officeooo:paragraph-rsid="000419eb"/>
    </style:style>
    <style:style style:name="P2" style:family="paragraph" style:parent-style-name="Standard">
      <style:paragraph-properties fo:text-align="justify" style:justify-single-word="false"/>
      <style:text-properties officeooo:rsid="000419eb" officeooo:paragraph-rsid="000419eb"/>
    </style:style>
    <style:style style:name="P3" style:family="paragraph" style:parent-style-name="Standard">
      <style:paragraph-properties fo:text-align="justify" style:justify-single-word="false"/>
      <style:text-properties fo:language="ru" fo:country="RU" officeooo:rsid="0004841f" officeooo:paragraph-rsid="0004841f"/>
    </style:style>
    <style:style style:name="P4" style:family="paragraph" style:parent-style-name="Standard">
      <style:paragraph-properties fo:text-align="start" style:justify-single-word="false"/>
      <style:text-properties fo:language="ru" fo:country="RU" officeooo:rsid="0004841f" officeooo:paragraph-rsid="0004841f"/>
    </style:style>
    <style:style style:name="P5" style:family="paragraph" style:parent-style-name="Standard">
      <style:paragraph-properties fo:text-align="center" style:justify-single-word="false"/>
      <style:text-properties fo:language="ru" fo:country="RU" officeooo:rsid="0004a6fb" officeooo:paragraph-rsid="0004a6fb"/>
    </style:style>
    <style:style style:name="P6" style:family="paragraph" style:parent-style-name="Standard">
      <style:paragraph-properties fo:text-align="justify" style:justify-single-word="false"/>
      <style:text-properties fo:language="ru" fo:country="RU" officeooo:rsid="0004a6fb" officeooo:paragraph-rsid="0004a6fb"/>
    </style:style>
    <style:style style:name="P7" style:family="paragraph">
      <style:paragraph-properties fo:text-align="start" style:justify-single-word="false"/>
    </style:style>
    <style:style style:name="T1" style:family="text">
      <style:text-properties fo:language="ru" fo:country="RU" officeooo:rsid="0006cbd5"/>
    </style:style>
    <style:style style:name="T2" style:family="text">
      <style:text-properties fo:language="en" fo:country="US"/>
    </style:style>
    <style:style style:name="T3" style:family="text">
      <style:text-properties fo:language="en" fo:country="US" officeooo:rsid="00068ccc"/>
    </style:style>
    <style:style style:name="T4" style:family="text">
      <style:text-properties fo:language="en" fo:country="US" officeooo:rsid="0006cbd5"/>
    </style:style>
    <style:style style:name="T5" style:family="text">
      <style:text-properties fo:font-variant="normal" fo:text-transform="none" fo:color="#000000" loext:opacity="100%" style:font-name="apple-system" fo:font-size="9.75pt" fo:letter-spacing="normal" fo:language="en" fo:country="US" fo:font-style="normal" fo:font-weight="normal"/>
    </style:style>
    <style:style style:name="T6" style:family="text">
      <style:text-properties officeooo:rsid="0006cb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p>
      <text:p text:style-name="P2">2. <text:span text:style-name="T2">is waiting, have been waiting</text:span></text:p>
      <text:p text:style-name="P2"><text:span text:style-name="T2">3. are talking, have been talking</text:span></text:p>
      <text:p text:style-name="P2"><text:span text:style-name="T2">4. are doing, have been doing</text:span></text:p>
      <text:p text:style-name="P2"><text:span text:style-name="T2">5. are you doing, am working, how long are you working, a have been working</text:span></text:p>
      <text:p text:style-name="P2"><text:span text:style-name="T2"/></text:p>
      <text:p text:style-name="P1"><text:span text:style-name="T2">24.</text:span></text:p>
      <text:p text:style-name="P4">1. <text:span text:style-name="T2">I have been sitting there for half an hour</text:span></text:p>
      <text:p text:style-name="P4"><text:span text:style-name="T2">2. I first began to study English in second grade. I have been studying English for eleven years</text:span></text:p>
      <text:p text:style-name="Standard"><text:span text:style-name="T2">3. I have been teaching English since I was nine years old.<text:line-break/>4. I have been working at this school for</text:span><text:span text:style-name="T2"> </text:span><text:span text:style-name="T4">el</text:span><text:span text:style-name="T1">e</text:span><text:span text:style-name="T4">ven</text:span><text:span text:style-name="T2"> </text:span><text:span text:style-name="T2">years.<text:line-break/>5. I have been doing my homework for </text:span><text:span text:style-name="T4">half an</text:span><text:span text:style-name="T2"> hour.<text:line-break/>6. I have been wearing glasses </text:span><text:span text:style-name="T4">for three years</text:span><text:span text:style-name="T2">.<text:line-break/>7. </text:span><text:span text:style-name="T4">My dad</text:span><text:span text:style-name="T2"> has been driving a car for </text:span><text:span text:style-name="T4">3</text:span><text:span text:style-name="T2">0 years. </text:span></text:p>
      <text:p text:style-name="P3"><text:span text:style-name="T2"/></text:p>
      <text:p text:style-name="P5">25.</text:p>
      <text:p text:style-name="P6">4. <text:span text:style-name="T2">have read</text:span></text:p>
      <text:p text:style-name="P6"><text:span text:style-name="T2">5. have been reading</text:span></text:p>
      <text:p text:style-name="P6"><text:span text:style-name="T2">6. have stayed</text:span></text:p>
      <text:p text:style-name="P6"><text:span text:style-name="T2">7. have been crying</text:span></text:p>
      <text:p text:style-name="P6"><text:span text:style-name="T2">8. have been teaching</text:span></text:p>
      <text:p text:style-name="P6"><text:span text:style-name="T2">9. have been playing, have been playing </text:span></text:p>
      <text:p text:style-name="P6"><text:span text:style-name="T2">10. </text:span><text:span text:style-name="T3">have been working, have work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13T22:23:56.672000000</dc:date>
    <meta:editing-duration>PT2H21M47S</meta:editing-duration>
    <meta:editing-cycles>4</meta:editing-cycles>
    <meta:document-statistic meta:table-count="0" meta:image-count="0" meta:object-count="0" meta:page-count="1" meta:paragraph-count="17" meta:word-count="149" meta:character-count="741" meta:non-whitespace-character-count="607"/>
  </office:meta>
</office:document-meta>
</file>